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9a9a9" draw:textarea-horizontal-align="justify" draw:textarea-vertical-align="middle" draw:auto-grow-height="false" fo:min-height="1.75cm" fo:min-width="0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75cm" fo:min-width="8.25cm"/>
      <style:paragraph-properties style:writing-mode="lr-tb"/>
    </style:style>
    <style:style style:name="gr3" style:family="graphic" style:parent-style-name="standard">
      <style:graphic-properties draw:fill-color="#d3d3d3" draw:textarea-horizontal-align="justify" draw:textarea-vertical-align="middle" draw:auto-grow-height="false" fo:min-height="2.161cm" fo:min-width="5.501cm"/>
      <style:paragraph-properties style:writing-mode="lr-tb"/>
    </style:style>
    <style:style style:name="gr4" style:family="graphic" style:parent-style-name="objectwithoutfill">
      <style:graphic-properties draw:marker-end="Linienspitzen_20_1" draw:marker-end-width="0.3cm" draw:fill="none" draw:textarea-vertical-align="middle"/>
    </style:style>
    <style:style style:name="gr5" style:family="graphic" style:parent-style-name="objectwithoutfill">
      <style:graphic-properties draw:marker-end="Linienspitzen_20_2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fill-color="#a9a9a9" draw:textarea-horizontal-align="justify" draw:textarea-vertical-align="middle" draw:auto-grow-height="false" fo:min-height="1.5cm" fo:min-width="0.5cm"/>
    </style:style>
    <style:style style:name="gr9" style:family="graphic" style:parent-style-name="objectwithoutfill">
      <style:graphic-properties svg:stroke-width="0.1cm" draw:marker-start-width="0.35cm" draw:marker-end="Linienspitzen_20_3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svg:stroke-color="#cd853f" draw:marker-start-width="0.5cm" draw:marker-end="Linienspitzen_20_3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solid" svg:stroke-width="0.1cm" svg:stroke-color="#8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1.75cm" fo:min-width="8.25cm"/>
      <style:paragraph-properties style:writing-mode="lr-tb"/>
    </style:style>
    <style:style style:name="gr13" style:family="graphic" style:parent-style-name="standard">
      <style:graphic-properties draw:fill-color="#a9a9a9" draw:textarea-horizontal-align="justify" draw:textarea-vertical-align="middle" draw:auto-grow-height="false" fo:min-height="2.75cm" fo:min-width="0.5cm"/>
    </style:style>
    <style:style style:name="gr14" style:family="graphic" style:parent-style-name="standard">
      <style:graphic-properties draw:fill-color="#90ee90" draw:textarea-horizontal-align="justify" draw:textarea-vertical-align="middle" draw:auto-grow-height="false" fo:min-height="1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3.25cm" fo:min-width="1.5cm"/>
    </style:style>
    <style:style style:name="gr18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P1" style:family="paragraph">
      <loext:graphic-properties draw:fill-color="#a9a9a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onsolas" fo:font-size="16pt" style:font-size-asian="16pt" style:font-size-complex="16pt"/>
    </style:style>
    <style:style style:name="P4" style:family="paragraph">
      <loext:graphic-properties draw:fill-color="#d3d3d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Consolas" fo:font-size="16pt" style:font-size-asian="16pt" style:font-size-complex="16pt"/>
    </style:style>
    <style:style style:name="P10" style:family="paragraph">
      <loext:graphic-properties draw:fill-color="#90ee90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style:font-name="Consolas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pture_img" draw:style-name="dp1" draw:master-page-name="Standard">
        <draw:g>
          <draw:custom-shape draw:style-name="gr1" draw:text-style-name="P1" draw:layer="layout" svg:width="1cm" svg:height="2cm" svg:x="3.527cm" svg:y="6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.75cm" svg:height="2cm" svg:x="1.25cm" svg:y="2cm">
            <text:p text:style-name="P2"><text:span text:style-name="T1">monitor_rpi_ws_server.p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cm" svg:height="3cm" svg:x="12cm" svg:y="2cm">
            <text:p text:style-name="P2">configuration file</text:p>
            <text:p text:style-name="P2">(json)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4" draw:text-style-name="P5" draw:layer="layout" svg:x1="12cm" svg:y1="3cm" svg:x2="10cm" svg:y2="3cm">
            <text:p/>
          </draw:line>
          <draw:line draw:style-name="gr5" draw:text-style-name="P5" draw:layer="layout" svg:x1="4.027cm" svg:y1="5.25cm" svg:x2="4.027cm" svg:y2="12.25cm">
            <text:p/>
          </draw:line>
          <draw:line draw:style-name="gr6" draw:text-style-name="P5" draw:layer="layout" svg:x1="5.027cm" svg:y1="6.25cm" svg:x2="3.027cm" svg:y2="6.25cm">
            <text:p/>
          </draw:line>
          <draw:frame draw:style-name="gr7" draw:text-style-name="P7" draw:layer="layout" svg:width="6.145cm" svg:height="0.878cm" svg:x="4.975cm" svg:y="6.75cm">
            <draw:text-box>
              <text:p text:style-name="P6"><text:span text:style-name="T2">start websocket server</text:span></text:p>
            </draw:text-box>
          </draw:frame>
          <draw:custom-shape draw:style-name="gr8" draw:text-style-name="P1" draw:layer="layout" svg:width="1cm" svg:height="1.75cm" svg:x="3.527cm" svg:y="8.7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7.618cm" svg:height="1.505cm" svg:x="5.027cm" svg:y="8.922cm">
            <draw:text-box>
              <text:p text:style-name="P6"><text:span text:style-name="T2">websocket server waiting for connection(s)</text:span></text:p>
            </draw:text-box>
          </draw:frame>
          <draw:line draw:style-name="gr6" draw:text-style-name="P5" draw:layer="layout" svg:x1="5.027cm" svg:y1="8.25cm" svg:x2="3.027cm" svg:y2="8.25cm">
            <text:p/>
          </draw:line>
          <draw:frame draw:style-name="gr7" draw:text-style-name="P7" draw:layer="layout" svg:width="4.477cm" svg:height="0.878cm" svg:x="2.05cm" svg:y="4.5cm">
            <draw:text-box>
              <text:p text:style-name="P6"><text:span text:style-name="T2">start of program</text:span></text:p>
            </draw:text-box>
          </draw:frame>
          <draw:path draw:style-name="gr9" draw:text-style-name="P5" draw:layer="layout" svg:width="1.392cm" svg:height="1.027cm" draw:transform="rotate (1.4458307523521) translate (2.18661505395469cm 10.2105069103816cm)" svg:viewBox="0 0 1393 1028" svg:d="M442 36c294 32 648-161 868 116 212 269-20 641-277 788-279 159-654 92-893-114l-81-240-59-269 198-226">
            <text:p/>
          </draw:path>
          <draw:path draw:style-name="gr10" draw:text-style-name="P5" draw:layer="layout" svg:width="2.926cm" svg:height="0.433cm" draw:transform="skewX (-0.207868713912525) rotate (-0.619417351532788) translate (4.86462483298248cm 9.79238428714305cm)" svg:viewBox="0 0 2927 434" svg:d="M0 280c413-31 829 11 1238 84 319 56 702 150 999-61l450-199 211-104 29 9">
            <text:p/>
          </draw:path>
          <draw:frame draw:style-name="gr11" draw:text-style-name="P7" draw:layer="layout" svg:width="12.759cm" svg:height="12.891cm" svg:x="7.25cm" svg:y="11.859cm">
            <draw:text-box>
              <text:p text:style-name="P6"><text:span text:style-name="T2">client has successfully connected</text:span></text:p>
              <text:p text:style-name="P6"><text:span text:style-name="T2"/></text:p>
              <text:p text:style-name="P6"><text:span text:style-name="T2"><text:tab/></text:span><text:span text:style-name="T2">websocket server invokes handler function</text:span></text:p>
              <text:p text:style-name="P6"><text:span text:style-name="T2"/></text:p>
              <text:p text:style-name="P6"><text:span text:style-name="T2"><text:tab/></text:span><text:span text:style-name="T2">handler function starts monitoring process:</text:span></text:p>
              <text:p text:style-name="P6"><text:span text:style-name="T2"/></text:p>
              <text:p text:style-name="P6"><text:span text:style-name="T2"><text:tab/></text:span><text:span text:style-name="T2"><text:tab/></text:span><text:span text:style-name="T2">checks for new captured image(s)</text:span></text:p>
              <text:p text:style-name="P6"><text:span text:style-name="T2"><text:tab/></text:span><text:span text:style-name="T2"><text:tab/></text:span><text:span text:style-name="T2"><text:tab/></text:span></text:p>
              <text:p text:style-name="P6"><text:span text:style-name="T2"><text:tab/></text:span><text:span text:style-name="T2"><text:tab/></text:span><text:span text:style-name="T2"><text:tab/></text:span><text:span text:style-name="T2">sends image to client </text:span></text:p>
              <text:p text:style-name="P6"><text:span text:style-name="T2"/></text:p>
              <text:p text:style-name="P6"><text:span text:style-name="T2"><text:tab/></text:span><text:span text:style-name="T2"><text:tab/></text:span><text:span text:style-name="T2">notifies client about sensor events:</text:span></text:p>
              <text:p text:style-name="P6"><text:span text:style-name="T2"/></text:p>
              <text:p text:style-name="P6"><text:span text:style-name="T2"><text:tab/></text:span><text:span text:style-name="T2"><text:tab/></text:span><text:span text:style-name="T2"><text:tab/></text:span><text:span text:style-name="T2">sends random numerical data</text:span></text:p>
              <text:p text:style-name="P6"><text:span text:style-name="T2"/></text:p>
              <text:p text:style-name="P6"><text:span text:style-name="T2"><text:tab/></text:span><text:span text:style-name="T2"><text:tab/></text:span><text:span text:style-name="T2"><text:tab/></text:span><text:span text:style-name="T2">sends PIR sensor events</text:span></text:p>
              <text:p text:style-name="P6"><text:span text:style-name="T2"/></text:p>
              <text:p text:style-name="P6"><text:span text:style-name="T2"><text:tab/></text:span><text:span text:style-name="T2"><text:tab/></text:span><text:span text:style-name="T2"><text:tab/></text:span><text:span text:style-name="T2">sends temperature data</text:span></text:p>
              <text:p text:style-name="P6"><text:span text:style-name="T2"/></text:p>
              <text:p text:style-name="P6"><text:span text:style-name="T2"><text:tab/></text:span><text:span text:style-name="T2"><text:tab/></text:span><text:span text:style-name="T2"><text:tab/></text:span><text:span text:style-name="T2">sends light sensor data (intensity)</text:span></text:p>
              <text:p text:style-name="P6"><text:span text:style-name="T2"/></text:p>
            </draw:text-box>
          </draw:frame>
        </draw:g>
      </draw:page>
      <draw:page draw:name="page2" draw:style-name="dp1" draw:master-page-name="Standard"/>
      <draw:page draw:name="page3" draw:style-name="dp1" draw:master-page-name="Standard">
        <draw:g>
          <draw:custom-shape draw:style-name="gr12" draw:text-style-name="P9" draw:layer="layout" svg:width="8.75cm" svg:height="2cm" svg:x="1.25cm" svg:y="2.001cm">
            <text:p text:style-name="P8"><text:span text:style-name="T1">getImgJpgMulti.p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cm" svg:height="3cm" svg:x="12.001cm" svg:y="2.001cm">
            <text:p text:style-name="P2">configuration file</text:p>
            <text:p text:style-name="P2">(json)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4" draw:text-style-name="P5" draw:layer="layout" svg:x1="12.001cm" svg:y1="3.001cm" svg:x2="10cm" svg:y2="3cm">
            <text:p/>
          </draw:line>
          <draw:custom-shape draw:style-name="gr13" draw:text-style-name="P1" draw:layer="layout" svg:width="1cm" svg:height="3cm" svg:x="7.501cm" svg:y="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8.001cm" svg:y1="6cm" svg:x2="8.001cm" svg:y2="25cm">
            <text:p/>
          </draw:line>
          <draw:line draw:style-name="gr6" draw:text-style-name="P5" draw:layer="layout" svg:x1="9.001cm" svg:y1="7cm" svg:x2="7.001cm" svg:y2="7cm">
            <text:p/>
          </draw:line>
          <draw:frame draw:style-name="gr7" draw:text-style-name="P7" draw:layer="layout" svg:width="4.477cm" svg:height="0.878cm" svg:x="2.274cm" svg:y="6.5cm">
            <draw:text-box>
              <text:p text:style-name="P6"><text:span text:style-name="T2">start of program</text:span></text:p>
            </draw:text-box>
          </draw:frame>
          <draw:frame draw:style-name="gr7" draw:text-style-name="P7" draw:layer="layout" svg:width="5.552cm" svg:height="0.878cm" svg:x="8.601cm" svg:y="8cm">
            <draw:text-box>
              <text:p text:style-name="P6"><text:span text:style-name="T2">initialise HQ camera</text:span></text:p>
            </draw:text-box>
          </draw:frame>
          <draw:custom-shape draw:style-name="gr8" draw:text-style-name="P1" draw:layer="layout" svg:width="1cm" svg:height="1.75cm" svg:x="7.501cm" svg:y="10.2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7.906cm" svg:height="0.878cm" svg:x="8.831cm" svg:y="10.538cm">
            <draw:text-box>
              <text:p text:style-name="P6"><text:span text:style-name="T2">wait for settings become valid</text:span></text:p>
            </draw:text-box>
          </draw:frame>
          <draw:line draw:style-name="gr6" draw:text-style-name="P5" draw:layer="layout" svg:x1="9.001cm" svg:y1="10cm" svg:x2="7.001cm" svg:y2="10cm">
            <text:p/>
          </draw:line>
          <draw:line draw:style-name="gr6" draw:text-style-name="P5" draw:layer="layout" svg:x1="9.001cm" svg:y1="12cm" svg:x2="7.001cm" svg:y2="12cm">
            <text:p/>
          </draw:line>
          <draw:custom-shape draw:style-name="gr14" draw:text-style-name="P10" draw:layer="layout" svg:width="1cm" svg:height="1.25cm" svg:x="7.501cm" svg:y="12.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7" draw:layer="layout" svg:width="7.246cm" svg:height="0.878cm" svg:x="9.001cm" svg:y="12.622cm">
            <draw:text-box>
              <text:p text:style-name="P6"><text:span text:style-name="T2">capture image / save to file</text:span></text:p>
            </draw:text-box>
          </draw:frame>
          <draw:custom-shape draw:style-name="gr14" draw:text-style-name="P10" draw:layer="layout" svg:width="1cm" svg:height="1.25cm" svg:x="7.501cm" svg:y="1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7.246cm" svg:height="0.878cm" svg:x="9.001cm" svg:y="14.122cm">
            <draw:text-box>
              <text:p text:style-name="P6"><text:span text:style-name="T2">capture image / save to file</text:span></text:p>
            </draw:text-box>
          </draw:frame>
          <draw:custom-shape draw:style-name="gr14" draw:text-style-name="P10" draw:layer="layout" svg:width="1cm" svg:height="1.25cm" svg:x="7.505cm" svg:y="15.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7.246cm" svg:height="0.878cm" svg:x="9.005cm" svg:y="15.622cm">
            <draw:text-box>
              <text:p text:style-name="P6"><text:span text:style-name="T2">capture image / save to file</text:span></text:p>
            </draw:text-box>
          </draw:frame>
          <draw:custom-shape draw:style-name="gr14" draw:text-style-name="P10" draw:layer="layout" svg:width="1cm" svg:height="1.25cm" svg:x="7.501cm" svg:y="22.7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7.246cm" svg:height="0.878cm" svg:x="9.001cm" svg:y="22.872cm">
            <draw:text-box>
              <text:p text:style-name="P6"><text:span text:style-name="T2">capture image / save to file</text:span></text:p>
            </draw:text-box>
          </draw:frame>
          <draw:frame draw:style-name="gr15" draw:text-style-name="P7" draw:layer="layout" svg:width="2.996cm" svg:height="0.878cm" svg:x="4.255cm" svg:y="12.75cm">
            <draw:text-box>
              <text:p text:style-name="P6"><text:span text:style-name="T2">1</text:span><text:span text:style-name="T3">st</text:span><text:span text:style-name="T2"> image</text:span></text:p>
            </draw:text-box>
          </draw:frame>
          <draw:frame draw:style-name="gr16" draw:text-style-name="P7" draw:layer="layout" svg:width="3.496cm" svg:height="1cm" svg:x="3.751cm" svg:y="23cm">
            <draw:text-box>
              <text:p text:style-name="P6"><text:span text:style-name="T2">last image</text:span></text:p>
            </draw:text-box>
          </draw:frame>
          <draw:frame draw:style-name="gr7" draw:text-style-name="P7" draw:layer="layout" svg:width="4.477cm" svg:height="0.878cm" svg:x="2.275cm" svg:y="6.5cm">
            <draw:text-box>
              <text:p text:style-name="P6"><text:span text:style-name="T2">start of program</text:span></text:p>
            </draw:text-box>
          </draw:frame>
          <draw:frame draw:style-name="gr7" draw:text-style-name="P7" draw:layer="layout" svg:width="3.635cm" svg:height="0.878cm" svg:x="6.024cm" svg:y="25.122cm">
            <draw:text-box>
              <text:p text:style-name="P6"><text:span text:style-name="T2">exit program</text:span></text:p>
            </draw:text-box>
          </draw:frame>
          <draw:custom-shape draw:style-name="gr17" draw:text-style-name="P11" draw:layer="layout" svg:width="2cm" svg:height="3.5cm" svg:x="7.001cm" svg:y="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8" draw:text-style-name="P2" draw:layer="layout" svg:width="0.5cm" svg:height="0.5cm" svg:x="7.751cm" svg:y="1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2" draw:layer="layout" svg:width="0.5cm" svg:height="0.5cm" svg:x="7.751cm" svg:y="1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2" draw:layer="layout" svg:width="0.5cm" svg:height="0.5cm" svg:x="7.751cm" svg:y="2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7 20 13" svg:d="M0 20l10-13 10 13z"/>
    <draw:marker draw:name="Linienspitzen_20_4" draw:display-name="Linienspitzen 4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5T17:14:18.952000000</meta:creation-date>
    <dc:date>2023-07-15T20:22:35.564000000</dc:date>
    <meta:editing-duration>PT3H8M9S</meta:editing-duration>
    <meta:editing-cycles>12</meta:editing-cycles>
    <meta:generator>LibreOffice/7.4.6.2$Windows_X86_64 LibreOffice_project/5b1f5509c2decdade7fda905e3e1429a67acd63d</meta:generator>
    <meta:document-statistic meta:object-count="45"/>
  </office:meta>
</office:document-meta>
</file>